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4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 style:data-style-name="N0">
      <style:table-cell-properties fo:background-color="#ffbf00"/>
    </style:style>
    <style:style style:name="ce3" style:family="table-cell" style:parent-style-name="Default" style:data-style-name="N11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E104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-- Resistor Divi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ut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kOhm</text:p>
          </table:table-cell>
          <table:table-cell table:formula="of:=[.B3]*1000"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formula="of:=[.D4]/1000" office:value-type="float" office:value="87.323600973236" calcext:value-type="float">
            <text:p>87.323600973236</text:p>
          </table:table-cell>
          <table:table-cell office:value-type="string" calcext:value-type="string">
            <text:p>kOhm</text:p>
          </table:table-cell>
          <table:table-cell table:formula="of:=(([.B2]/1.233)-1)*[.D3]" office:value-type="float" office:value="87323.600973236" calcext:value-type="float">
            <text:p>87323.600973236</text:p>
          </table:table-cell>
          <table:table-cell office:value-type="string" calcext:value-type="string">
            <text:p>Ohm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-- Indu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table:style-name="ce1" office:value-type="float" office:value="6.8" calcext:value-type="float">
            <text:p>6.8</text:p>
          </table:table-cell>
          <table:table-cell office:value-type="string" calcext:value-type="string">
            <text:p>uH</text:p>
          </table:table-cell>
          <table:table-cell table:formula="of:=[.B8]/1000000" office:value-type="float" office:value="0.0000068" calcext:value-type="float">
            <text:p>0.000006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VinMin</text:p>
          </table:table-cell>
          <table:table-cell table:style-name="ce1" office:value-type="float" office:value="4.5" calcext:value-type="float">
            <text:p>4.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ad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mA</text:p>
          </table:table-cell>
          <table:table-cell table:formula="of:=[.B10]/1000" office:value-type="float" office:value="0.05" calcext:value-type="float">
            <text:p>0.0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peak(typ)</text:p>
          </table:table-cell>
          <table:table-cell table:formula="of:=400+(([.B9]/[.D8])*0.0001)" office:value-type="float" office:value="466.176470588235" calcext:value-type="float">
            <text:p>466.176470588235</text:p>
          </table:table-cell>
          <table:table-cell office:value-type="string" calcext:value-type="string">
            <text:p>mA</text:p>
          </table:table-cell>
          <table:table-cell table:formula="of:=[.B11]/1000" office:value-type="float" office:value="0.466176470588235" calcext:value-type="float">
            <text:p>0.4661764705882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s(max)</text:p>
          </table:table-cell>
          <table:table-cell table:formula="of:=([.B9]*([.B2]-[.B9]))/([.D11]*[.D8]*[.B2])" office:value-type="float" office:value="887223.974763407" calcext:value-type="float">
            <text:p>887223.974763407</text:p>
          </table:table-cell>
          <table:table-cell office:value-type="string" calcext:value-type="string">
            <text:p>Hz</text:p>
          </table:table-cell>
          <table:table-cell table:formula="of:=[.B12]/1000000" office:value-type="float" office:value="0.887223974763407" calcext:value-type="float">
            <text:p>0.887223974763407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 office:value-type="string" calcext:value-type="string">
            <text:p>Fs(load)</text:p>
          </table:table-cell>
          <table:table-cell table:formula="of:=(2*[.D10]*([.B2]-[.B9]+0.3))/([.D11]^2*[.D8])" office:value-type="float" office:value="527818.965259879" calcext:value-type="float">
            <text:p>527818.965259879</text:p>
          </table:table-cell>
          <table:table-cell office:value-type="string" calcext:value-type="string">
            <text:p>Hz</text:p>
          </table:table-cell>
          <table:table-cell table:formula="of:=[.B13]/1000000" office:value-type="float" office:value="0.527818965259879" calcext:value-type="float">
            <text:p>0.527818965259879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 office:value-type="string" calcext:value-type="string">
            <text:p>conv eff</text:p>
          </table:table-cell>
          <table:table-cell table:style-name="ce3" office:value-type="percentage" office:value="0.7" calcext:value-type="percentage">
            <text:p>7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oad(max)</text:p>
          </table:table-cell>
          <table:table-cell table:formula="of:=[.B14]*((([.D11]^2)*[.D8]*[.B12])/(2*([.B2]-[.B9])))" office:value-type="float" office:value="0.0611856617647059" calcext:value-type="float">
            <text:p>0.0611856617647059</text:p>
          </table:table-cell>
          <table:table-cell office:value-type="string" calcext:value-type="string">
            <text:p>A</text:p>
          </table:table-cell>
          <table:table-cell table:formula="of:=[.B15]*1000" office:value-type="float" office:value="61.1856617647059" calcext:value-type="float">
            <text:p>61.1856617647059</text:p>
          </table:table-cell>
          <table:table-cell office:value-type="string" calcext:value-type="string">
            <text:p>mA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-- Typical 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32 load (3.3v)</text:p>
          </table:table-cell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32 Power</text:p>
          </table:table-cell>
          <table:table-cell table:formula="of:=([.B19]/1000)*3.3" office:value-type="float" office:value="0.99" calcext:value-type="float">
            <text:p>0.99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v power</text:p>
          </table:table-cell>
          <table:table-cell table:style-name="ce1" office:value-type="float" office:value="1.25" calcext:value-type="float">
            <text:p>1.25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 LED dr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V Load</text:p>
          </table:table-cell>
          <table:table-cell table:style-name="ce4" table:formula="of:=[.B23]*6" office:value-type="float" office:value="30" calcext:value-type="float">
            <text:p>30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22:19:46.097266702</meta:creation-date>
    <dc:date>2025-02-02T01:23:02.725838547</dc:date>
    <meta:editing-duration>PT2H21M25S</meta:editing-duration>
    <meta:editing-cycles>6</meta:editing-cycles>
    <meta:generator>LibreOffice/24.8.4.2$Linux_X86_64 LibreOffice_project/480$Build-2</meta:generator>
    <meta:document-statistic meta:table-count="1" meta:cell-count="65" meta:object-count="0"/>
  </office:meta>
</office:document-meta>
</file>